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95pt"/>
    </style:style>
    <style:style style:name="co3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HYS135-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D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HW1</text:p>
          </table:table-cell>
          <table:table-cell office:value-type="string" calcext:value-type="string">
            <text:p>Attendance1</text:p>
          </table:table-cell>
          <table:table-cell office:value-type="string" calcext:value-type="string">
            <text:p>HW1_bonus</text:p>
          </table:table-cell>
          <table:table-cell office:value-type="string" calcext:value-type="string">
            <text:p>Attendance2</text:p>
          </table:table-cell>
          <table:table-cell office:value-type="string" calcext:value-type="string">
            <text:p>Attendance3</text:p>
          </table:table-cell>
          <table:table-cell office:value-type="string" calcext:value-type="string">
            <text:p>HW2</text:p>
          </table:table-cell>
        </table:table-row>
        <table:table-row table:style-name="ro1">
          <table:table-cell office:value-type="float" office:value="20577785" calcext:value-type="float">
            <text:p>20577785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rbarber1@poets.whittier.edu</text:p>
          </table:table-cell>
          <table:table-cell office:value-type="float" office:value="94.25" calcext:value-type="float">
            <text:p>94.2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19521" calcext:value-type="float">
            <text:p>20619521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Bendanillo</text:p>
          </table:table-cell>
          <table:table-cell office:value-type="string" calcext:value-type="string">
            <text:p>sbendani@poets.whittier.edu</text:p>
          </table:table-cell>
          <table:table-cell office:value-type="float" office:value="93.8" calcext:value-type="float">
            <text:p>93.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float" office:value="20609897" calcext:value-type="float">
            <text:p>20609897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office:value-type="float" office:value="98.55" calcext:value-type="float">
            <text:p>98.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.62" calcext:value-type="float">
            <text:p>86.62</text:p>
          </table:table-cell>
        </table:table-row>
        <table:table-row table:style-name="ro1">
          <table:table-cell office:value-type="float" office:value="20572999" calcext:value-type="float">
            <text:p>20572999</text:p>
          </table:table-cell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office:value-type="float" office:value="99.45" calcext:value-type="float">
            <text:p>99.4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float" office:value="20569936" calcext:value-type="float">
            <text:p>20569936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510026" calcext:value-type="float">
            <text:p>20510026</text:p>
          </table:table-cell>
          <table:table-cell office:value-type="string" calcext:value-type="string">
            <text:p>Matty</text:p>
          </table:table-cell>
          <table:table-cell office:value-type="string" calcext:value-type="string">
            <text:p>Gallegos</text:p>
          </table:table-cell>
          <table:table-cell office:value-type="string" calcext:value-type="string">
            <text:p>mgallego@poets.whittier.edu</text:p>
          </table:table-cell>
          <table:table-cell office:value-type="float" office:value="97.95" calcext:value-type="float">
            <text:p>97.9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27" calcext:value-type="float">
            <text:p>99.27</text:p>
          </table:table-cell>
        </table:table-row>
        <table:table-row table:style-name="ro1">
          <table:table-cell office:value-type="float" office:value="20587580" calcext:value-type="float">
            <text:p>20587580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office:value-type="float" office:value="98.9" calcext:value-type="float">
            <text:p>98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</table:table-row>
        <table:table-row table:style-name="ro1">
          <table:table-cell office:value-type="float" office:value="20607176" calcext:value-type="float">
            <text:p>20607176</text:p>
          </table:table-cell>
          <table:table-cell office:value-type="string" calcext:value-type="string">
            <text:p>Ximena</text:p>
          </table:table-cell>
          <table:table-cell office:value-type="string" calcext:value-type="string">
            <text:p>Guzman</text:p>
          </table:table-cell>
          <table:table-cell office:value-type="string" calcext:value-type="string">
            <text:p>xguzman@poets.whittier.edu</text:p>
          </table:table-cell>
          <table:table-cell office:value-type="float" office:value="19.95" calcext:value-type="float">
            <text:p>19.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.58" calcext:value-type="float">
            <text:p>88.58</text:p>
          </table:table-cell>
        </table:table-row>
        <table:table-row table:style-name="ro1">
          <table:table-cell office:value-type="float" office:value="20571750" calcext:value-type="float">
            <text:p>20571750</text:p>
          </table:table-cell>
          <table:table-cell office:value-type="string" calcext:value-type="string">
            <text:p>Keola</text:p>
          </table:table-cell>
          <table:table-cell office:value-type="string" calcext:value-type="string">
            <text:p>Kanno</text:p>
          </table:table-cell>
          <table:table-cell office:value-type="string" calcext:value-type="string">
            <text:p>kkanno@poets.whittier.edu</text:p>
          </table:table-cell>
          <table:table-cell office:value-type="float" office:value="99.5" calcext:value-type="float">
            <text:p>99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8.13" calcext:value-type="float">
            <text:p>98.13</text:p>
          </table:table-cell>
        </table:table-row>
        <table:table-row table:style-name="ro1">
          <table:table-cell office:value-type="float" office:value="20525990" calcext:value-type="float">
            <text:p>2052599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nlam@poets.whittier.edu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97" calcext:value-type="float">
            <text:p>98.97</text:p>
          </table:table-cell>
        </table:table-row>
        <table:table-row table:style-name="ro1">
          <table:table-cell office:value-type="float" office:value="20573131" calcext:value-type="float">
            <text:p>20573131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jlinares@poets.whittier.edu</text:p>
          </table:table-cell>
          <table:table-cell office:value-type="float" office:value="99.1" calcext:value-type="float">
            <text:p>99.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72" calcext:value-type="float">
            <text:p>99.72</text:p>
          </table:table-cell>
        </table:table-row>
        <table:table-row table:style-name="ro1">
          <table:table-cell office:value-type="float" office:value="20579806" calcext:value-type="float">
            <text:p>20579806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mloi@poets.whittier.edu</text:p>
          </table:table-cell>
          <table:table-cell office:value-type="float" office:value="97.8" calcext:value-type="float">
            <text:p>97.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</table:table-row>
        <table:table-row table:style-name="ro1">
          <table:table-cell office:value-type="float" office:value="20603024" calcext:value-type="float">
            <text:p>20603024</text:p>
          </table:table-cell>
          <table:table-cell office:value-type="string" calcext:value-type="string">
            <text:p>LaJana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lmorris1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83" calcext:value-type="float">
            <text:p>98.83</text:p>
          </table:table-cell>
        </table:table-row>
        <table:table-row table:style-name="ro1">
          <table:table-cell office:value-type="float" office:value="20611467" calcext:value-type="float">
            <text:p>20611467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office:value-type="float" office:value="89.6" calcext:value-type="float">
            <text:p>89.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4.57" calcext:value-type="float">
            <text:p>84.57</text:p>
          </table:table-cell>
        </table:table-row>
        <table:table-row table:style-name="ro1">
          <table:table-cell office:value-type="float" office:value="20565599" calcext:value-type="float">
            <text:p>20565599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7@poets.whittier.edu</text:p>
          </table:table-cell>
          <table:table-cell office:value-type="float" office:value="93.7" calcext:value-type="float">
            <text:p>93.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9.63" calcext:value-type="float">
            <text:p>99.63</text:p>
          </table:table-cell>
        </table:table-row>
        <table:table-row table:style-name="ro1">
          <table:table-cell office:value-type="float" office:value="20440901" calcext:value-type="float">
            <text:p>20440901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Quiton</text:p>
          </table:table-cell>
          <table:table-cell office:value-type="string" calcext:value-type="string">
            <text:p>aquiton@poets.whittier.edu</text:p>
          </table:table-cell>
          <table:table-cell office:value-type="float" office:value="93.2" calcext:value-type="float">
            <text:p>93.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37" calcext:value-type="float">
            <text:p>98.37</text:p>
          </table:table-cell>
        </table:table-row>
        <table:table-row table:style-name="ro1">
          <table:table-cell office:value-type="float" office:value="20511620" calcext:value-type="float">
            <text:p>20511620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Rockenbach</text:p>
          </table:table-cell>
          <table:table-cell office:value-type="string" calcext:value-type="string">
            <text:p>drockenb@poets.whittier.edu</text:p>
          </table:table-cell>
          <table:table-cell office:value-type="float" office:value="76.65" calcext:value-type="float">
            <text:p>76.6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3.45" calcext:value-type="float">
            <text:p>93.45</text:p>
          </table:table-cell>
        </table:table-row>
        <table:table-row table:style-name="ro1">
          <table:table-cell office:value-type="float" office:value="20564096" calcext:value-type="float">
            <text:p>20564096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erodrig4@poets.whittier.edu</text:p>
          </table:table-cell>
          <table:table-cell office:value-type="float" office:value="98.75" calcext:value-type="float">
            <text:p>98.7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</table:table-row>
        <table:table-row table:style-name="ro1">
          <table:table-cell office:value-type="float" office:value="20582259" calcext:value-type="float">
            <text:p>20582259</text:p>
          </table:table-cell>
          <table:table-cell office:value-type="string" calcext:value-type="string">
            <text:p>Keiara</text:p>
          </table:table-cell>
          <table:table-cell office:value-type="string" calcext:value-type="string">
            <text:p>Rothschild</text:p>
          </table:table-cell>
          <table:table-cell office:value-type="string" calcext:value-type="string">
            <text:p>krothsch@poets.whittier.edu</text:p>
          </table:table-cell>
          <table:table-cell office:value-type="float" office:value="89.75" calcext:value-type="float">
            <text:p>89.7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9.68" calcext:value-type="float">
            <text:p>89.68</text:p>
          </table:table-cell>
        </table:table-row>
        <table:table-row table:style-name="ro1">
          <table:table-cell office:value-type="float" office:value="20573508" calcext:value-type="float">
            <text:p>20573508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office:value-type="float" office:value="98.7" calcext:value-type="float">
            <text:p>98.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7.77" calcext:value-type="float">
            <text:p>97.77</text:p>
          </table:table-cell>
        </table:table-row>
        <table:table-row table:style-name="ro1">
          <table:table-cell office:value-type="float" office:value="20602292" calcext:value-type="float">
            <text:p>20602292</text:p>
          </table:table-cell>
          <table:table-cell office:value-type="string" calcext:value-type="string">
            <text:p>Shana</text:p>
          </table:table-cell>
          <table:table-cell office:value-type="string" calcext:value-type="string">
            <text:p>Thrasher</text:p>
          </table:table-cell>
          <table:table-cell office:value-type="string" calcext:value-type="string">
            <text:p>sthrashe@poets.whittier.edu</text:p>
          </table:table-cell>
          <table:table-cell office:value-type="float" office:value="98.05" calcext:value-type="float">
            <text:p>98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office:value-type="float" office:value="20594185" calcext:value-type="float">
            <text:p>20594185</text:p>
          </table:table-cell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float" office:value="20605736" calcext:value-type="float">
            <text:p>20605736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office:value-type="float" office:value="99.15" calcext:value-type="float">
            <text:p>99.1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05" calcext:value-type="float">
            <text:p>99.05</text:p>
          </table:table-cell>
        </table:table-row>
        <table:table-row table:style-name="ro1">
          <table:table-cell office:value-type="float" office:value="20578213" calcext:value-type="float">
            <text:p>20578213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office:value-type="float" office:value="99.7" calcext:value-type="float">
            <text:p>99.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43" calcext:value-type="float">
            <text:p>99.43</text:p>
          </table:table-cell>
        </table:table-row>
        <table:table-row table:style-name="ro1">
          <table:table-cell office:value-type="float" office:value="20470616" calcext:value-type="float">
            <text:p>20470616</text:p>
          </table:table-cell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office:value-type="float" office:value="99.3" calcext:value-type="float">
            <text:p>99.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office:value-type="string" calcext:value-type="string">
            <text:p>PHYS135-02</text:p>
          </table:table-cell>
          <table:table-cell table:number-columns-repeated="9"/>
        </table:table-row>
        <table:table-row table:style-name="ro1">
          <table:table-cell office:value-type="float" office:value="20473894" calcext:value-type="float">
            <text:p>20473894</text:p>
          </table:table-cell>
          <table:table-cell office:value-type="string" calcext:value-type="string">
            <text:p>Geetha</text:p>
          </table:table-cell>
          <table:table-cell office:value-type="string" calcext:value-type="string">
            <text:p>Amarasinghe</text:p>
          </table:table-cell>
          <table:table-cell office:value-type="string" calcext:value-type="string">
            <text:p>gamarasi@poets.whittier.edu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float" office:value="20539411" calcext:value-type="float">
            <text:p>20539411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9.57" calcext:value-type="float">
            <text:p>99.57</text:p>
          </table:table-cell>
        </table:table-row>
        <table:table-row table:style-name="ro1">
          <table:table-cell office:value-type="float" office:value="20516110" calcext:value-type="float">
            <text:p>20516110</text:p>
          </table:table-cell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office:value-type="float" office:value="94.25" calcext:value-type="float">
            <text:p>94.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8.73" calcext:value-type="float">
            <text:p>98.73</text:p>
          </table:table-cell>
        </table:table-row>
        <table:table-row table:style-name="ro1">
          <table:table-cell office:value-type="float" office:value="20582888" calcext:value-type="float">
            <text:p>20582888</text:p>
          </table:table-cell>
          <table:table-cell office:value-type="string" calcext:value-type="string">
            <text:p>Alen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castro@poets.whittier.edu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9.17" calcext:value-type="float">
            <text:p>99.17</text:p>
          </table:table-cell>
        </table:table-row>
        <table:table-row table:style-name="ro1">
          <table:table-cell office:value-type="float" office:value="20590707" calcext:value-type="float">
            <text:p>20590707</text:p>
          </table:table-cell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float" office:value="20518616" calcext:value-type="float">
            <text:p>20518616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cconnol1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99.53" calcext:value-type="float">
            <text:p>99.53</text:p>
          </table:table-cell>
        </table:table-row>
        <table:table-row table:style-name="ro1">
          <table:table-cell office:value-type="float" office:value="20571511" calcext:value-type="float">
            <text:p>2057151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4.57" calcext:value-type="float">
            <text:p>94.57</text:p>
          </table:table-cell>
        </table:table-row>
        <table:table-row table:style-name="ro1">
          <table:table-cell office:value-type="float" office:value="20560877" calcext:value-type="float">
            <text:p>20560877</text:p>
          </table:table-cell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office:value-type="float" office:value="98.85" calcext:value-type="float">
            <text:p>98.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8.67" calcext:value-type="float">
            <text:p>98.67</text:p>
          </table:table-cell>
        </table:table-row>
        <table:table-row table:style-name="ro1">
          <table:table-cell office:value-type="float" office:value="20579793" calcext:value-type="float">
            <text:p>20579793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office:value-type="float" office:value="94.5" calcext:value-type="float">
            <text:p>94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9.63" calcext:value-type="float">
            <text:p>99.63</text:p>
          </table:table-cell>
        </table:table-row>
        <table:table-row table:style-name="ro1">
          <table:table-cell office:value-type="float" office:value="20524094" calcext:value-type="float">
            <text:p>20524094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office:value-type="float" office:value="74.65" calcext:value-type="float">
            <text:p>74.6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87.72" calcext:value-type="float">
            <text:p>87.72</text:p>
          </table:table-cell>
        </table:table-row>
        <table:table-row table:style-name="ro1">
          <table:table-cell office:value-type="float" office:value="20516028" calcext:value-type="float">
            <text:p>20516028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office:value-type="float" office:value="98.85" calcext:value-type="float">
            <text:p>98.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9.63" calcext:value-type="float">
            <text:p>99.63</text:p>
          </table:table-cell>
        </table:table-row>
        <table:table-row table:style-name="ro1">
          <table:table-cell office:value-type="float" office:value="20525767" calcext:value-type="float">
            <text:p>20525767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jackson@poets.whittier.edu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9.63" calcext:value-type="float">
            <text:p>99.63</text:p>
          </table:table-cell>
        </table:table-row>
        <table:table-row table:style-name="ro1">
          <table:table-cell office:value-type="float" office:value="20545663" calcext:value-type="float">
            <text:p>20545663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float" office:value="20549648" calcext:value-type="float">
            <text:p>20549648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 office:value-type="float" office:value="91.75" calcext:value-type="float">
            <text:p>91.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7.85" calcext:value-type="float">
            <text:p>97.85</text:p>
          </table:table-cell>
        </table:table-row>
        <table:table-row table:style-name="ro1">
          <table:table-cell office:value-type="float" office:value="615088750" calcext:value-type="float">
            <text:p>615088750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amadrid@poets.whittier.edu</text:p>
          </table:table-cell>
          <table:table-cell office:value-type="float" office:value="88.4" calcext:value-type="float">
            <text:p>88.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8.03" calcext:value-type="float">
            <text:p>98.03</text:p>
          </table:table-cell>
        </table:table-row>
        <table:table-row table:style-name="ro1">
          <table:table-cell office:value-type="float" office:value="20522664" calcext:value-type="float">
            <text:p>2052266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office:value-type="float" office:value="69.45" calcext:value-type="float">
            <text:p>69.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4.45" calcext:value-type="float">
            <text:p>94.45</text:p>
          </table:table-cell>
        </table:table-row>
        <table:table-row table:style-name="ro1">
          <table:table-cell office:value-type="float" office:value="20578972" calcext:value-type="float">
            <text:p>20578972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64.87" calcext:value-type="float">
            <text:p>64.87</text:p>
          </table:table-cell>
        </table:table-row>
        <table:table-row table:style-name="ro1">
          <table:table-cell office:value-type="float" office:value="20491768" calcext:value-type="float">
            <text:p>20491768</text:p>
          </table:table-cell>
          <table:table-cell office:value-type="string" calcext:value-type="string">
            <text:p>Ciena</text:p>
          </table:table-cell>
          <table:table-cell office:value-type="string" calcext:value-type="string">
            <text:p>Orion</text:p>
          </table:table-cell>
          <table:table-cell office:value-type="string" calcext:value-type="string">
            <text:p>corion@poets.whittier.edu</text:p>
          </table:table-cell>
          <table:table-cell office:value-type="float" office:value="94.3" calcext:value-type="float">
            <text:p>94.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9.07" calcext:value-type="float">
            <text:p>89.07</text:p>
          </table:table-cell>
        </table:table-row>
        <table:table-row table:style-name="ro1">
          <table:table-cell office:value-type="float" office:value="20570797" calcext:value-type="float">
            <text:p>20570797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Palos</text:p>
          </table:table-cell>
          <table:table-cell office:value-type="string" calcext:value-type="string">
            <text:p>xpalos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99.93" calcext:value-type="float">
            <text:p>99.93</text:p>
          </table:table-cell>
        </table:table-row>
        <table:table-row table:style-name="ro1">
          <table:table-cell office:value-type="float" office:value="20602068" calcext:value-type="float">
            <text:p>20602068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office:value-type="float" office:value="98.25" calcext:value-type="float">
            <text:p>98.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8.73" calcext:value-type="float">
            <text:p>98.73</text:p>
          </table:table-cell>
        </table:table-row>
        <table:table-row table:style-name="ro1">
          <table:table-cell office:value-type="float" office:value="20590903" calcext:value-type="float">
            <text:p>20590903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Ramirez-Lara</text:p>
          </table:table-cell>
          <table:table-cell office:value-type="string" calcext:value-type="string">
            <text:p>jramire8@poets.whittier.edu</text:p>
          </table:table-cell>
          <table:table-cell office:value-type="float" office:value="92.7" calcext:value-type="float">
            <text:p>92.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9.48" calcext:value-type="float">
            <text:p>99.48</text:p>
          </table:table-cell>
        </table:table-row>
        <table:table-row table:style-name="ro1">
          <table:table-cell office:value-type="float" office:value="20546559" calcext:value-type="float">
            <text:p>20546559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office:value-type="float" office:value="98.5" calcext:value-type="float">
            <text:p>98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9.77" calcext:value-type="float">
            <text:p>99.77</text:p>
          </table:table-cell>
        </table:table-row>
        <table:table-row table:style-name="ro1">
          <table:table-cell office:value-type="float" office:value="20541027" calcext:value-type="float">
            <text:p>20541027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drussel1@poets.whittier.edu</text:p>
          </table:table-cell>
          <table:table-cell office:value-type="float" office:value="69.2" calcext:value-type="float">
            <text:p>69.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9.33" calcext:value-type="float">
            <text:p>99.33</text:p>
          </table:table-cell>
        </table:table-row>
        <table:table-row table:style-name="ro1">
          <table:table-cell office:value-type="float" office:value="20541463" calcext:value-type="float">
            <text:p>20541463</text:p>
          </table:table-cell>
          <table:table-cell office:value-type="string" calcext:value-type="string">
            <text:p>Amelie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asulliva@poets.whittier.edu</text:p>
          </table:table-cell>
          <table:table-cell office:value-type="float" office:value="98.6" calcext:value-type="float">
            <text:p>98.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9.23" calcext:value-type="float">
            <text:p>99.23</text:p>
          </table:table-cell>
        </table:table-row>
        <table:table-row table:style-name="ro1">
          <table:table-cell office:value-type="float" office:value="20536455" calcext:value-type="float">
            <text:p>20536455</text:p>
          </table:table-cell>
          <table:table-cell office:value-type="string" calcext:value-type="string">
            <text:p>Jayleen</text:p>
          </table:table-cell>
          <table:table-cell office:value-type="string" calcext:value-type="string">
            <text:p>Valadez</text:p>
          </table:table-cell>
          <table:table-cell office:value-type="string" calcext:value-type="string">
            <text:p>jvaladez@poets.whittier.edu</text:p>
          </table:table-cell>
          <table:table-cell office:value-type="float" office:value="98.65" calcext:value-type="float">
            <text:p>98.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8.15" calcext:value-type="float">
            <text:p>98.15</text:p>
          </table:table-cell>
        </table:table-row>
        <table:table-row table:style-name="ro1">
          <table:table-cell office:value-type="float" office:value="20579004" calcext:value-type="float">
            <text:p>20579004</text:p>
          </table:table-cell>
          <table:table-cell office:value-type="string" calcext:value-type="string">
            <text:p>Hayley</text:p>
          </table:table-cell>
          <table:table-cell office:value-type="string" calcext:value-type="string">
            <text:p>Wishner</text:p>
          </table:table-cell>
          <table:table-cell office:value-type="string" calcext:value-type="string">
            <text:p>hwishner@poets.whittier.edu</text:p>
          </table:table-cell>
          <table:table-cell office:value-type="float" office:value="98.65" calcext:value-type="float">
            <text:p>98.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8.67" calcext:value-type="float">
            <text:p>98.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4">00/00/0000</text:date>, <text:time style:data-style-name="N2" text:time-value="14:08:56.4598463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8-09-24T14:11:37.002956969</dc:date>
    <meta:editing-duration>PT2H37M55S</meta:editing-duration>
    <meta:editing-cycles>11</meta:editing-cycles>
    <meta:generator>LibreOffice/5.1.6.2$Linux_X86_64 LibreOffice_project/10m0$Build-2</meta:generator>
    <meta:document-statistic meta:table-count="1" meta:cell-count="455" meta:object-count="0"/>
  </office:meta>
</office:document-meta>
</file>